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bdbdbd" loext:fill-use-slide-background="false" draw:textarea-horizontal-align="justify" draw:textarea-vertical-align="middle" draw:auto-grow-height="false" fo:min-height="1.469cm" fo:min-width="5.664cm"/>
      <style:paragraph-properties style:writing-mode="lr-tb"/>
    </style:style>
    <style:style style:name="gr2" style:family="graphic" style:parent-style-name="objectwithoutfill">
      <style:graphic-properties svg:stroke-width="0.081cm" svg:stroke-color="#000000" draw:marker-start-width="0.321cm" draw:marker-end="Arrowheads_20_1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color="#000000" draw:fill-color="#bdbdbd" draw:textarea-horizontal-align="justify" draw:textarea-vertical-align="middle" draw:auto-grow-height="false" fo:min-height="2.926cm" fo:min-width="2.676cm"/>
      <style:paragraph-properties style:writing-mode="lr-tb"/>
    </style:style>
    <style:style style:name="gr4" style:family="graphic" style:parent-style-name="objectwithoutfill">
      <style:graphic-properties svg:stroke-width="0.081cm" svg:stroke-color="#000000" draw:marker-start-width="0.321cm" draw:marker-end-width="0.321cm" draw:fill="none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none" draw:fill="none" fo:min-height="0.713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bdbdbd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bdbdbd"/>
      <style:paragraph-properties fo:text-align="center"/>
    </style:style>
    <style:style style:name="P5" style:family="paragraph">
      <loext:graphic-properties draw:fill="none"/>
    </style:style>
    <style:style style:name="P6" style:family="paragraph">
      <style:paragraph-properties fo:text-align="center">
        <style:tab-stops/>
      </style:paragraph-properties>
    </style:style>
    <style:style style:name="P7" style:family="paragraph">
      <loext:graphic-properties draw:fill="solid" draw:fill-color="#bdbdbd"/>
      <style:paragraph-properties fo:text-align="center">
        <style:tab-stops/>
      </style:paragraph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905cm" svg:x="18.145cm" svg:y="2.587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6.35cm" svg:height="1.905cm" svg:x="18.145cm" svg:y="6.397cm">
          <text:p text:style-name="P1">Round 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1.32cm" svg:y1="4.492cm" svg:x2="21.32cm" svg:y2="6.397cm">
          <text:p/>
        </draw:line>
        <draw:line draw:style-name="gr2" draw:text-style-name="P3" draw:layer="layout" svg:x1="21.32cm" svg:y1="8.272cm" svg:x2="21.32cm" svg:y2="10.177cm">
          <text:p/>
        </draw:line>
        <draw:custom-shape draw:style-name="gr3" draw:text-style-name="P4" draw:layer="layout" svg:width="6.35cm" svg:height="6.35cm" svg:x="18.145cm" svg:y="10.207cm">
          <text:p text:style-name="P1">Player decide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18.145cm" svg:y1="13.382cm" svg:x2="15.287cm" svg:y2="13.382cm">
          <text:p/>
        </draw:line>
        <draw:line draw:style-name="gr2" draw:text-style-name="P3" draw:layer="layout" svg:x1="15.287cm" svg:y1="13.382cm" svg:x2="15.287cm" svg:y2="15.287cm">
          <text:p/>
        </draw:line>
        <draw:custom-shape draw:style-name="gr1" draw:text-style-name="P2" draw:layer="layout" svg:width="6.35cm" svg:height="1.905cm" svg:x="12.112cm" svg:y="15.287cm">
          <text:p text:style-name="P1">Add deck of discarded card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5" draw:layer="layout" svg:width="4.337cm" svg:height="1.673cm" svg:x="14.56cm" svg:y="11.709cm">
          <draw:text-box>
            <text:p text:style-name="P1">Discard a card</text:p>
          </draw:text-box>
        </draw:frame>
        <draw:line draw:style-name="gr4" draw:text-style-name="P3" draw:layer="layout" svg:x1="27.35cm" svg:y1="13.384cm" svg:x2="24.492cm" svg:y2="13.384cm">
          <text:p/>
        </draw:line>
        <draw:line draw:style-name="gr2" draw:text-style-name="P3" draw:layer="layout" svg:x1="27.349cm" svg:y1="13.382cm" svg:x2="27.349cm" svg:y2="15.287cm">
          <text:p/>
        </draw:line>
        <draw:frame draw:style-name="gr5" draw:text-style-name="P3" draw:layer="layout" svg:width="4.337cm" svg:height="1.673cm" svg:x="23.767cm" svg:y="11.706cm">
          <draw:text-box>
            <text:p text:style-name="P1">Plays a <text:line-break/>card</text:p>
          </draw:text-box>
        </draw:frame>
        <draw:custom-shape draw:style-name="gr3" draw:text-style-name="P4" draw:layer="layout" svg:width="6.35cm" svg:height="6.35cm" svg:x="24.177cm" svg:y="15.287cm">
          <text:p text:style-name="P1">Is the card playable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3.375cm" svg:y1="18.464cm" svg:x2="30.517cm" svg:y2="18.464cm">
          <text:p/>
        </draw:line>
        <draw:line draw:style-name="gr2" draw:text-style-name="P3" draw:layer="layout" svg:x1="33.374cm" svg:y1="36.242cm" svg:x2="33.374cm" svg:y2="38.147cm">
          <text:p/>
        </draw:line>
        <draw:frame draw:style-name="gr5" draw:text-style-name="P3" draw:layer="layout" svg:width="4.337cm" svg:height="0.963cm" svg:x="29.792cm" svg:y="17.086cm">
          <draw:text-box>
            <text:p text:style-name="P1">Yes</text:p>
          </draw:text-box>
        </draw:frame>
        <draw:line draw:style-name="gr4" draw:text-style-name="P3" draw:layer="layout" svg:x1="24.177cm" svg:y1="18.462cm" svg:x2="21.32cm" svg:y2="18.462cm">
          <text:p/>
        </draw:line>
        <draw:line draw:style-name="gr2" draw:text-style-name="P3" draw:layer="layout" svg:x1="21.32cm" svg:y1="18.462cm" svg:x2="21.32cm" svg:y2="16.557cm">
          <text:p/>
        </draw:line>
        <draw:frame draw:style-name="gr5" draw:text-style-name="P5" draw:layer="layout" svg:width="4.337cm" svg:height="0.963cm" svg:x="20.685cm" svg:y="17.182cm">
          <draw:text-box>
            <text:p text:style-name="P1">No</text:p>
          </draw:text-box>
        </draw:frame>
        <draw:custom-shape draw:style-name="gr3" draw:text-style-name="P4" draw:layer="layout" svg:width="6.35cm" svg:height="6.35cm" svg:x="30.209cm" svg:y="38.147cm">
          <text:p text:style-name="P1">Is it the last roun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9.407cm" svg:y1="41.324cm" svg:x2="36.549cm" svg:y2="41.324cm">
          <text:p/>
        </draw:line>
        <draw:line draw:style-name="gr2" draw:text-style-name="P3" draw:layer="layout" svg:x1="39.406cm" svg:y1="41.322cm" svg:x2="39.406cm" svg:y2="43.227cm">
          <text:p/>
        </draw:line>
        <draw:frame draw:style-name="gr5" draw:text-style-name="P3" draw:layer="layout" svg:width="4.337cm" svg:height="0.963cm" svg:x="35.824cm" svg:y="39.946cm">
          <draw:text-box>
            <text:p text:style-name="P1">Yes</text:p>
          </draw:text-box>
        </draw:frame>
        <draw:line draw:style-name="gr4" draw:text-style-name="P3" draw:layer="layout" svg:x1="30.21cm" svg:y1="41.322cm" svg:x2="9.255cm" svg:y2="41.322cm">
          <text:p/>
        </draw:line>
        <draw:frame draw:style-name="gr5" draw:text-style-name="P5" draw:layer="layout" svg:width="4.337cm" svg:height="0.963cm" svg:x="26.717cm" svg:y="40.042cm">
          <draw:text-box>
            <text:p text:style-name="P1">No</text:p>
          </draw:text-box>
        </draw:frame>
        <draw:custom-shape draw:style-name="gr1" draw:text-style-name="P2" draw:layer="layout" svg:width="6.35cm" svg:height="1.905cm" svg:x="24.177cm" svg:y="25.447cm">
          <text:p text:style-name="P6">Start a new deck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7" draw:layer="layout" svg:width="6.35cm" svg:height="1.905cm" svg:x="36.242cm" svg:y="25.447cm">
          <text:p text:style-name="P6">Add to the deck of that colou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27.352cm" svg:y1="27.352cm" svg:x2="27.352cm" svg:y2="29.257cm">
          <text:p/>
        </draw:line>
        <draw:custom-shape draw:style-name="gr1" draw:text-style-name="P7" draw:layer="layout" svg:width="6.35cm" svg:height="1.905cm" svg:x="24.177cm" svg:y="29.257cm">
          <text:p text:style-name="P6">Card swip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3" draw:layer="layout" svg:x1="39.417cm" svg:y1="27.352cm" svg:x2="39.417cm" svg:y2="30.21cm">
          <text:p/>
        </draw:line>
        <draw:line draw:style-name="gr2" draw:text-style-name="P3" draw:layer="layout" svg:x1="39.417cm" svg:y1="30.21cm" svg:x2="30.527cm" svg:y2="30.21cm">
          <text:p/>
        </draw:line>
        <draw:line draw:style-name="gr4" draw:text-style-name="P3" draw:layer="layout" svg:x1="15.287cm" svg:y1="17.192cm" svg:x2="15.287cm" svg:y2="30.21cm">
          <text:p/>
        </draw:line>
        <draw:line draw:style-name="gr2" draw:text-style-name="P3" draw:layer="layout" svg:x1="15.287cm" svg:y1="30.21cm" svg:x2="24.177cm" svg:y2="30.21cm">
          <text:p/>
        </draw:line>
        <draw:custom-shape draw:style-name="gr3" draw:text-style-name="P4" draw:layer="layout" svg:width="6.35cm" svg:height="6.35cm" svg:x="24.177cm" svg:y="33.002cm">
          <text:p text:style-name="P1">Is it the last card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3.375cm" svg:y1="36.179cm" svg:x2="30.517cm" svg:y2="36.179cm">
          <text:p/>
        </draw:line>
        <draw:line draw:style-name="gr4" draw:text-style-name="P3" draw:layer="layout" svg:x1="24.177cm" svg:y1="36.242cm" svg:x2="9.255cm" svg:y2="36.242cm">
          <text:p/>
        </draw:line>
        <draw:frame draw:style-name="gr5" draw:text-style-name="P5" draw:layer="layout" svg:width="4.337cm" svg:height="0.963cm" svg:x="20.685cm" svg:y="34.897cm">
          <draw:text-box>
            <text:p text:style-name="P1">No</text:p>
          </draw:text-box>
        </draw:frame>
        <draw:line draw:style-name="gr2" draw:text-style-name="P3" draw:layer="layout" svg:x1="27.352cm" svg:y1="31.162cm" svg:x2="27.352cm" svg:y2="33.067cm">
          <text:p/>
        </draw:line>
        <draw:line draw:style-name="gr2" draw:text-style-name="P3" draw:layer="layout" svg:x1="27.352cm" svg:y1="27.332cm" svg:x2="27.352cm" svg:y2="29.237cm">
          <text:p/>
        </draw:line>
        <draw:line draw:style-name="gr2" draw:text-style-name="P3" draw:layer="layout" svg:x1="27.352cm" svg:y1="27.332cm" svg:x2="27.352cm" svg:y2="29.237cm">
          <text:p/>
        </draw:line>
        <draw:line draw:style-name="gr2" draw:text-style-name="P3" draw:layer="layout" svg:x1="27.352cm" svg:y1="27.332cm" svg:x2="27.352cm" svg:y2="29.237cm">
          <text:p/>
        </draw:line>
        <draw:line draw:style-name="gr2" draw:text-style-name="P3" draw:layer="layout" svg:x1="27.352cm" svg:y1="27.332cm" svg:x2="27.352cm" svg:y2="29.237cm">
          <text:p/>
        </draw:line>
        <draw:line draw:style-name="gr2" draw:text-style-name="P3" draw:layer="layout" svg:x1="27.352cm" svg:y1="27.332cm" svg:x2="27.352cm" svg:y2="29.237cm">
          <text:p/>
        </draw:line>
        <draw:line draw:style-name="gr2" draw:text-style-name="P3" draw:layer="layout" svg:x1="27.352cm" svg:y1="27.332cm" svg:x2="27.352cm" svg:y2="29.237cm">
          <text:p/>
        </draw:line>
        <draw:line draw:style-name="gr2" draw:text-style-name="P3" draw:layer="layout" svg:x1="27.352cm" svg:y1="27.332cm" svg:x2="27.352cm" svg:y2="29.237cm">
          <text:p/>
        </draw:line>
        <draw:line draw:style-name="gr2" draw:text-style-name="P3" draw:layer="layout" svg:x1="27.352cm" svg:y1="27.332cm" svg:x2="27.352cm" svg:y2="29.237cm">
          <text:p/>
        </draw:line>
        <draw:frame draw:style-name="gr5" draw:text-style-name="P3" draw:layer="layout" svg:width="4.337cm" svg:height="0.963cm" svg:x="29.575cm" svg:y="34.844cm">
          <draw:text-box>
            <text:p text:style-name="P1">Yes</text:p>
          </draw:text-box>
        </draw:frame>
        <draw:line draw:style-name="gr4" draw:text-style-name="P3" draw:layer="layout" svg:x1="9.255cm" svg:y1="7.35cm" svg:x2="9.255cm" svg:y2="36.242cm">
          <text:p/>
        </draw:line>
        <draw:line draw:style-name="gr2" draw:text-style-name="P3" draw:layer="layout" svg:x1="9.255cm" svg:y1="7.35cm" svg:x2="18.145cm" svg:y2="7.35cm">
          <text:p/>
        </draw:line>
        <draw:line draw:style-name="gr4" draw:text-style-name="P3" draw:layer="layout" svg:x1="9.255cm" svg:y1="36.242cm" svg:x2="9.256cm" svg:y2="41.322cm">
          <text:p/>
        </draw:line>
        <draw:custom-shape draw:style-name="gr1" draw:text-style-name="P7" draw:layer="layout" svg:width="6.35cm" svg:height="1.905cm" svg:x="36.242cm" svg:y="43.227cm">
          <text:p text:style-name="P6">The en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" draw:text-style-name="P3" draw:layer="layout" svg:x1="33.368cm" svg:y1="18.432cm" svg:x2="33.368cm" svg:y2="20.337cm">
          <text:p/>
        </draw:line>
        <draw:custom-shape draw:style-name="gr3" draw:text-style-name="P4" draw:layer="layout" svg:width="6.35cm" svg:height="6.35cm" svg:x="30.193cm" svg:y="20.367cm">
          <text:p text:style-name="P1">Is there a deck of this colour?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4" draw:text-style-name="P3" draw:layer="layout" svg:x1="30.193cm" svg:y1="23.542cm" svg:x2="27.335cm" svg:y2="23.542cm">
          <text:p/>
        </draw:line>
        <draw:line draw:style-name="gr2" draw:text-style-name="P3" draw:layer="layout" svg:x1="27.335cm" svg:y1="23.542cm" svg:x2="27.335cm" svg:y2="25.447cm">
          <text:p/>
        </draw:line>
        <draw:frame draw:style-name="gr5" draw:text-style-name="P5" draw:layer="layout" svg:width="4.337cm" svg:height="0.963cm" svg:x="26.608cm" svg:y="22.069cm">
          <draw:text-box>
            <text:p text:style-name="P1">No</text:p>
          </draw:text-box>
        </draw:frame>
        <draw:line draw:style-name="gr4" draw:text-style-name="P3" draw:layer="layout" svg:x1="39.398cm" svg:y1="23.544cm" svg:x2="36.54cm" svg:y2="23.544cm">
          <text:p/>
        </draw:line>
        <draw:line draw:style-name="gr2" draw:text-style-name="P3" draw:layer="layout" svg:x1="39.397cm" svg:y1="23.542cm" svg:x2="39.397cm" svg:y2="25.447cm">
          <text:p/>
        </draw:line>
        <draw:frame draw:style-name="gr5" draw:text-style-name="P3" draw:layer="layout" svg:width="4.337cm" svg:height="0.963cm" svg:x="35.815cm" svg:y="22.066cm">
          <draw:text-box>
            <text:p text:style-name="P1">Yes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2:21:56.713437643</meta:creation-date>
    <dc:date>2023-03-22T23:05:04.336358092</dc:date>
    <meta:editing-duration>PT39M11S</meta:editing-duration>
    <meta:editing-cycles>3</meta:editing-cycles>
    <meta:generator>LibreOffice/7.5.0.3$MacOSX_AARCH64 LibreOffice_project/c21113d003cd3efa8c53188764377a8272d9d6de</meta:generator>
    <meta:document-statistic meta:object-count="59"/>
  </office:meta>
</office:document-meta>
</file>